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3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4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5" style:family="paragraph" style:parent-style-name="Standard" style:list-style-name="L2">
      <style:text-properties fo:color="#996600" fo:font-weight="normal" officeooo:rsid="0019be89" officeooo:paragraph-rsid="0019be89" style:font-weight-asian="normal" style:font-weight-complex="normal"/>
    </style:style>
    <style:style style:name="P6" style:family="paragraph" style:parent-style-name="Standard" style:list-style-name="L3">
      <style:text-properties fo:color="#0066cc" fo:font-weight="normal" officeooo:rsid="0019be89" officeooo:paragraph-rsid="0019be89" style:font-weight-asian="normal" style:font-weight-complex="normal"/>
    </style:style>
    <style:style style:name="P7" style:family="paragraph" style:parent-style-name="Standard">
      <style:text-properties officeooo:paragraph-rsid="0019be89"/>
    </style:style>
    <style:style style:name="P8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9" style:family="paragraph" style:parent-style-name="Standard">
      <style:text-properties fo:color="#000000" fo:font-weight="normal" officeooo:rsid="0019be89" officeooo:paragraph-rsid="0019be89" style:font-weight-asian="normal" style:font-weight-complex="normal"/>
    </style:style>
    <style:style style:name="T1" style:family="text">
      <style:text-properties officeooo:rsid="00165ab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be89"/>
    </style:style>
    <style:style style:name="T4" style:family="text">
      <style:text-properties fo:color="#0000cc" fo:font-weight="bold" style:font-weight-asian="bold" style:font-weight-complex="bold"/>
    </style:style>
    <style:style style:name="T5" style:family="text">
      <style:text-properties fo:color="#0000cc" fo:font-weight="bold" officeooo:rsid="0019be89" style:font-weight-asian="bold" style:font-weight-complex="bold"/>
    </style:style>
    <style:style style:name="T6" style:family="text">
      <style:text-properties fo:color="#0000cc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00cc" style:text-underline-style="none" fo:font-weight="bold" style:font-weight-asian="bold" style:font-weight-complex="bold"/>
    </style:style>
    <style:style style:name="T8" style:family="text">
      <style:text-properties fo:color="#0000cc" style:text-underline-style="none" fo:font-weight="bold" officeooo:rsid="0019be89" style:font-weight-asian="bold" style:font-weight-complex="bold"/>
    </style:style>
    <style:style style:name="T9" style:family="text">
      <style:text-properties fo:color="#0000cc" style:text-position="0% 100%" fo:font-style="normal" style:text-underline-style="none" fo:font-weight="bold" officeooo:rsid="0019be89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c0000" fo:font-weight="bold" officeooo:rsid="0019be89" style:font-weight-asian="bold" style:font-weight-complex="bold"/>
    </style:style>
    <style:style style:name="T12" style:family="text">
      <style:text-properties fo:color="#cc3300" fo:font-weight="bold" officeooo:rsid="0019be89" style:font-weight-asian="bold" style:font-weight-complex="bold"/>
    </style:style>
    <style:style style:name="T13" style:family="text">
      <style:text-properties fo:color="#cc9900" fo:font-weight="bold" officeooo:rsid="0019be89" style:font-weight-asian="bold" style:font-weight-complex="bold"/>
    </style:style>
    <style:style style:name="T14" style:family="text">
      <style:text-properties fo:color="#009900" fo:font-weight="bold" officeooo:rsid="0019be89" style:font-weight-asian="bold" style:font-weight-complex="bold"/>
    </style:style>
    <style:style style:name="T15" style:family="text">
      <style:text-properties fo:color="#6600cc" fo:font-weight="bold" officeooo:rsid="0019be89" style:font-weight-asian="bold" style:font-weight-complex="bold"/>
    </style:style>
    <style:style style:name="T16" style:family="text">
      <style:text-properties fo:color="#000000" style:text-underline-style="none" fo:font-weight="bold" officeooo:rsid="0019be89" style:font-weight-asian="bold" style:font-weight-complex="bold"/>
    </style:style>
    <style:style style:name="T17" style:family="text">
      <style:text-properties fo:color="#000000" fo:font-style="italic" style:text-underline-style="none" fo:font-weight="normal" officeooo:rsid="0019be89" style:font-style-asian="italic" style:font-weight-asian="normal" style:font-style-complex="italic" style:font-weight-complex="normal"/>
    </style:style>
    <style:style style:name="T18" style:family="text">
      <style:text-properties fo:color="#000000" fo:font-style="normal" style:text-underline-style="none" fo:font-weight="normal" officeooo:rsid="0019be89" style:font-style-asian="normal" style:font-weight-asian="normal" style:font-style-complex="normal" style:font-weight-complex="normal"/>
    </style:style>
    <style:style style:name="T19" style:family="text">
      <style:text-properties fo:color="#000000" style:text-position="sub 58%" fo:font-style="italic" style:text-underline-style="none" fo:font-weight="normal" officeooo:rsid="0019be89" style:font-style-asian="italic" style:font-weight-asian="normal" style:font-style-complex="italic" style:font-weight-complex="normal"/>
    </style:style>
    <style:style style:name="T20" style:family="text">
      <style:text-properties fo:color="#000000" style:text-position="sub 58%" fo:font-style="normal" style:text-underline-style="none" fo:font-weight="normal" officeooo:rsid="0019be89" style:font-style-asian="normal" style:font-weight-asian="normal" style:font-style-complex="normal" style:font-weight-complex="normal"/>
    </style:style>
    <style:style style:name="T21" style:family="text">
      <style:text-properties fo:color="#000000" style:text-position="0% 100%" fo:font-style="italic" style:text-underline-style="none" fo:font-weight="normal" officeooo:rsid="0019be89" style:font-style-asian="italic" style:font-weight-asian="normal" style:font-style-complex="italic" style:font-weight-complex="normal"/>
    </style:style>
    <style:style style:name="T22" style:family="text">
      <style:text-properties fo:color="#000000" style:text-position="0% 100%" fo:font-style="normal" style:text-underline-style="none" fo:font-weight="normal" officeooo:rsid="0019be89" style:font-style-asian="normal" style:font-weight-asian="normal" style:font-style-complex="normal" style:font-weight-complex="normal"/>
    </style:style>
    <style:style style:name="T23" style:family="text">
      <style:text-properties fo:color="#000000" style:text-position="0% 100%" fo:font-style="normal" style:text-underline-style="none" fo:font-weight="bold" officeooo:rsid="0019be89" style:font-style-asian="normal" style:font-weight-asian="bold" style:font-style-complex="normal" style:font-weight-complex="bold"/>
    </style:style>
    <style:style style:name="T24" style:family="text">
      <style:text-properties officeooo:rsid="001a38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5L<text:span text:style-name="T3">11</text:span> Notes</text:p>
      <text:p text:style-name="P2"/>
      <text:p text:style-name="P3">Objectives: </text:p>
      <text:list xml:id="list8170258353094561608" text:style-name="L2">
        <text:list-item>
          <text:p text:style-name="P5">Describe the five general types of reactions.</text:p>
        </text:list-item>
        <text:list-item>
          <text:p text:style-name="P5">Predict the products <text:span text:style-name="T24">of</text:span> the five general types of reactions.</text:p>
        </text:list-item>
      </text:list>
      <text:p text:style-name="P3"/>
      <text:p text:style-name="P3">Key Concepts:</text:p>
      <text:list xml:id="list4069228784119677234" text:style-name="L3">
        <text:list-item>
          <text:p text:style-name="P6">What are the five general types of reactions?</text:p>
        </text:list-item>
        <text:list-item>
          <text:p text:style-name="P6">How can your predict the products of the five general types of reactions?</text:p>
        </text:list-item>
      </text:list>
      <text:p text:style-name="P3"><text:tab/></text:p>
      <text:p text:style-name="P8">Vocabulary / <text:span text:style-name="T1">Important</text:span>:</text:p>
      <text:p text:style-name="P8"/>
      <text:p text:style-name="P8"><text:tab/><text:span text:style-name="T5">The five general types of reaction are </text:span><text:span text:style-name="T11">Combination, </text:span><text:span text:style-name="T12">Decomposition, </text:span><text:span text:style-name="T13">Single Replacement, </text:span><text:span text:style-name="T14">Double Replacement, </text:span><text:span text:style-name="T5">and </text:span><text:span text:style-name="T15">Combustion.</text:span></text:p>
      <text:p text:style-name="P8"><text:span text:style-name="T15"/></text:p>
      <text:p text:style-name="P8"><text:span text:style-name="T15"/></text:p>
      <text:p text:style-name="P9"><text:span text:style-name="T10">Combination Reactions</text:span></text:p>
      <text:p text:style-name="P9"><text:span text:style-name="T10"/></text:p>
      <text:p text:style-name="P9"><text:span text:style-name="T10"><text:tab/></text:span><text:span text:style-name="T4">A </text:span><text:span text:style-name="T6">combination reaction</text:span><text:span text:style-name="T7"> is a chemical change in which two or more substances react to <text:tab/>form a single new substance.</text:span></text:p>
      <text:p text:style-name="P9"><text:span text:style-name="T7"/></text:p>
      <text:p text:style-name="P7"><text:span text:style-name="T8"><text:tab/></text:span><text:span text:style-name="T16">Ex: </text:span><text:span text:style-name="T17">2Mg(s) </text:span><text:span text:style-name="T18">+ </text:span><text:span text:style-name="T17">O</text:span><text:span text:style-name="T19">2</text:span><text:span text:style-name="T21">(g) → 2MgO(s).</text:span></text:p>
      <text:p text:style-name="P7"><text:span text:style-name="T21"/></text:p>
      <text:p text:style-name="P7"><text:span text:style-name="T21"><text:tab/></text:span><text:span text:style-name="T22">Two substances (2Mg and O</text:span><text:span text:style-name="T20">2</text:span><text:span text:style-name="T22">) combine to create a single substance (MgO) or compound <text:tab/>(synonymous).</text:span></text:p>
      <text:p text:style-name="P7"><text:span text:style-name="T22"/></text:p>
      <text:p text:style-name="P7"><text:span text:style-name="T22"><text:tab/></text:span><text:span text:style-name="T9">When a Group A metal and a nonmetal react, the product is a compound consisting of the <text:tab/>metal cation and the nonmetal anion.</text:span></text:p>
      <text:p text:style-name="P7"><text:span text:style-name="T9"/></text:p>
      <text:p text:style-name="P7"><text:span text:style-name="T9"><text:tab/></text:span><text:span text:style-name="T23">Ex: </text:span><text:span text:style-name="T21">2K(s) </text:span><text:span text:style-name="T22">+ </text:span><text:span text:style-name="T21"><text:s/>Cl</text:span><text:span text:style-name="T19">2</text:span><text:span text:style-name="T21">(g) → 2KCl(s)</text:span></text:p>
      <text:p text:style-name="P7"><text:span text:style-name="T21"/></text:p>
      <text:p text:style-name="P7"><text:span text:style-name="T21"><text:tab/></text:span><text:span text:style-name="T9">When two nonmetals react in a combination reaction, more than one product is often <text:tab/>possible.</text:span></text:p>
      <text:p text:style-name="P7"><text:span text:style-name="T9"/></text:p>
      <text:p text:style-name="P7"><text:span text:style-name="T9"><text:tab/></text:span><text:span text:style-name="T23">Ex: </text:span><text:span text:style-name="T21">S(s) + O</text:span><text:span text:style-name="T19">2</text:span><text:span text:style-name="T21">(g) → SO</text:span><text:span text:style-name="T19">2</text:span><text:span text:style-name="T21">(g); sulfur dioxide</text:span></text:p>
      <text:p text:style-name="P7"><text:span text:style-name="T21"><text:tab/> <text:s text:c="5"/>or</text:span></text:p>
      <text:p text:style-name="P7"><text:span text:style-name="T21"><text:tab/> <text:s text:c="5"/>2S(s) + 3O</text:span><text:span text:style-name="T19">2</text:span><text:span text:style-name="T21">(g) → 2SO</text:span><text:span text:style-name="T19">3</text:span><text:span text:style-name="T21">(g); sulfur trioxide</text:span></text:p>
      <text:p text:style-name="P7"><text:span text:style-name="T21"/></text:p>
      <text:p text:style-name="P7"><text:span text:style-name="T21"><text:tab/></text:span><text:span text:style-name="T9">More than one product may also result from the combination reaction of a transition <text:tab/>metal and a nonmetal.</text:span></text:p>
      <text:p text:style-name="P7"><text:span text:style-name="T9"/></text:p>
      <text:p text:style-name="P7"><text:span text:style-name="T9"><text:tab/></text:span><text:span text:style-name="T23">Ex: </text:span><text:span text:style-name="T21">Fe(s) + S(s) → FeS(s) iron(II) sulfide</text:span></text:p>
      <text:p text:style-name="P7"><text:span text:style-name="T21"><text:tab/> <text:s text:c="5"/>or</text:span></text:p>
      <text:p text:style-name="P7"><text:span text:style-name="T21"><text:tab/> <text:s text:c="5"/>2Fe(s) + 3S(s) → Fe</text:span><text:span text:style-name="T19">2</text:span><text:span text:style-name="T21">S</text:span><text:span text:style-name="T19">3</text:span><text:span text:style-name="T21">(s) iron(III) sulfide</text:span></text:p>
      <text:p text:style-name="P9"><text:span text:style-name="T10"/></text:p>
      <text:p text:style-name="P9"><text:span text:style-name="T10">.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5-12-24T22:37:26.186705680</dc:date>
    <meta:editing-duration>PT20M3S</meta:editing-duration>
    <meta:editing-cycles>4</meta:editing-cycles>
    <meta:generator>LibreOffice/4.4.5.2$Linux_X86_64 LibreOffice_project/40$Build-2</meta:generator>
    <meta:document-statistic meta:table-count="0" meta:image-count="0" meta:object-count="0" meta:page-count="1" meta:paragraph-count="25" meta:word-count="203" meta:character-count="1233" meta:non-whitespace-character-count="1012"/>
  </office:meta>
</office:document-meta>
</file>